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443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684cm"/>
    </style:style>
    <style:style style:name="Таблица1.B" style:family="table-column">
      <style:table-column-properties style:column-width="0.72cm"/>
    </style:style>
    <style:style style:name="Таблица1.C" style:family="table-column">
      <style:table-column-properties style:column-width="9.0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754cm" fo:margin-top="0cm" fo:margin-bottom="0cm" table:align="center" style:writing-mode="lr-tb"/>
    </style:style>
    <style:style style:name="Таблица2.A" style:family="table-column">
      <style:table-column-properties style:column-width="17.75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2" style:family="table-row">
      <style:table-row-properties style:min-row-height="0.113cm" style:keep-together="true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none" fo:border-bottom="0.002cm solid #00000a"/>
    </style:style>
    <style:style style:name="Таблица2.A3" style:family="table-cell">
      <style:table-cell-properties style:vertical-align="middle" fo:padding-left="0.191cm" fo:padding-right="0.191cm" fo:padding-top="0cm" fo:padding-bottom="0cm" fo:border-left="none" fo:border-right="none" fo:border-top="0.002cm solid #00000a" fo:border-bottom="none"/>
    </style:style>
    <style:style style:name="Таблица2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a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2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2.9" style:family="table-row">
      <style:table-row-properties style:min-row-height="0.035cm" style:keep-together="true" fo:keep-together="auto"/>
    </style:style>
    <style:style style:name="Таблица2.11" style:family="table-row">
      <style:table-row-properties style:min-row-height="0.131cm" style:keep-together="true" fo:keep-together="auto"/>
    </style:style>
    <style:style style:name="Таблица2.12" style:family="table-row">
      <style:table-row-properties style:min-row-height="0.265cm" style:keep-together="true" fo:keep-together="auto"/>
    </style:style>
    <style:style style:name="Таблица3" style:family="table">
      <style:table-properties style:width="16.378cm" fo:margin-top="0cm" fo:margin-bottom="0cm" table:align="center" style:writing-mode="lr-tb"/>
    </style:style>
    <style:style style:name="Таблица3.A" style:family="table-column">
      <style:table-column-properties style:column-width="1.261cm"/>
    </style:style>
    <style:style style:name="Таблица3.B" style:family="table-column">
      <style:table-column-properties style:column-width="4.05cm"/>
    </style:style>
    <style:style style:name="Таблица3.C" style:family="table-column">
      <style:table-column-properties style:column-width="6.08cm"/>
    </style:style>
    <style:style style:name="Таблица3.D" style:family="table-column">
      <style:table-column-properties style:column-width="2.877cm"/>
    </style:style>
    <style:style style:name="Таблица3.E" style:family="table-column">
      <style:table-column-properties style:column-width="2.11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-left="0.049cm" fo:padding-right="0.049cm" fo:padding-top="0cm" fo:padding-bottom="0cm" fo:border="0.018cm solid #00000a"/>
    </style:style>
    <style:style style:name="Таблица4" style:family="table">
      <style:table-properties style:width="17.849cm" fo:margin-left="-0.94cm" fo:margin-top="0cm" fo:margin-bottom="0cm" table:align="left" style:writing-mode="lr-tb"/>
    </style:style>
    <style:style style:name="Таблица4.A" style:family="table-column">
      <style:table-column-properties style:column-width="5.948cm"/>
    </style:style>
    <style:style style:name="Таблица4.B" style:family="table-column">
      <style:table-column-properties style:column-width="0.663cm"/>
    </style:style>
    <style:style style:name="Таблица4.C" style:family="table-column">
      <style:table-column-properties style:column-width="5.286cm"/>
    </style:style>
    <style:style style:name="Таблица4.D" style:family="table-column">
      <style:table-column-properties style:column-width="3.967cm"/>
    </style:style>
    <style:style style:name="Таблица4.E" style:family="table-column">
      <style:table-column-properties style:column-width="1.984cm"/>
    </style:style>
    <style:style style:name="Таблица4.1" style:family="table-row">
      <style:table-row-properties style:min-row-height="0.536cm" style:keep-together="true" fo:keep-together="auto"/>
    </style:style>
    <style:style style:name="Таблица4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4.2" style:family="table-row">
      <style:table-row-properties style:min-row-height="0.457cm" style:keep-together="true" fo:keep-together="auto"/>
    </style:style>
    <style:style style:name="Таблица4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4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4.6" style:family="table-row">
      <style:table-row-properties style:min-row-height="0.427cm" style:keep-together="true" fo:keep-together="auto"/>
    </style:style>
    <style:style style:name="Таблица4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4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P1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2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7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10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1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2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13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14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-0.503cm" fo:margin-top="0cm" fo:margin-bottom="0cm" fo:text-align="justify" style:justify-single-word="false" fo:orphans="0" fo:widows="0" fo:text-indent="0cm" style:auto-text-indent="false"/>
    </style:style>
    <style:style style:name="P16" style:family="paragraph" style:parent-style-name="Standard">
      <style:paragraph-properties fo:margin-left="-0.049cm" fo:margin-right="0cm" fo:text-align="center" style:justify-single-word="false" fo:orphans="0" fo:widows="0" fo:text-indent="0cm" style:auto-text-indent="false"/>
      <style:text-properties fo:font-size="10pt" fo:font-style="italic" style:font-size-asian="10pt" style:font-style-asian="italic" style:font-size-complex="10pt"/>
    </style:style>
    <style:style style:name="P17" style:family="paragraph" style:parent-style-name="Standard">
      <style:paragraph-properties fo:margin-left="-0.079cm" fo:margin-right="0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0.349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19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P20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1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25" style:family="paragraph" style:parent-style-name="Standard">
      <style:paragraph-properties fo:margin-top="0cm" fo:margin-bottom="0cm" fo:orphans="0" fo:widows="0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fo:line-height="100%"/>
      <style:text-properties style:font-name="Times New Roman" style:font-name-asian="Times New Roman1" style:language-asian="ru" style:country-asian="RU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30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32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33" style:family="paragraph" style:parent-style-name="Standard">
      <style:paragraph-properties fo:margin-left="-0.751cm" fo:margin-right="0cm" fo:text-align="center" style:justify-single-word="false" fo:orphans="0" fo:widows="0" fo:text-indent="0cm" style:auto-text-indent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35" style:family="paragraph" style:parent-style-name="Standard">
      <style:paragraph-properties fo:margin-left="0cm" fo:margin-right="-0.503cm" fo:margin-top="0cm" fo:margin-bottom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37" style:family="paragraph" style:parent-style-name="Standard">
      <style:paragraph-properties fo:margin-left="0cm" fo:margin-right="-0.503cm" fo:margin-top="0cm" fo:margin-bottom="0cm" fo:orphans="0" fo:widows="0" fo:text-indent="0cm" style:auto-text-indent="false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38" style:family="paragraph" style:parent-style-name="Standard">
      <style:paragraph-properties fo:margin-left="-0.187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39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8pt"/>
    </style:style>
    <style:style style:name="P40" style:family="paragraph" style:parent-style-name="Standard">
      <style:paragraph-properties fo:text-align="center" style:justify-single-word="false" fo:orphans="0" fo:widows="0"/>
      <style:text-properties fo:font-size="10pt" fo:font-style="italic" style:font-size-asian="10pt" style:font-style-asian="italic" style:font-size-complex="10pt"/>
    </style:style>
    <style:style style:name="P41" style:family="paragraph" style:parent-style-name="Standard">
      <style:paragraph-properties fo:margin-left="-0.085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42" style:family="paragraph" style:parent-style-name="Standard">
      <style:paragraph-properties fo:margin-left="0.011cm" fo:margin-right="0cm" fo:text-align="center" style:justify-single-word="false" fo:orphans="0" fo:widows="0" fo:text-indent="0cm" style:auto-text-indent="false"/>
      <style:text-properties fo:font-size="10pt" style:font-size-asian="10pt" style:font-size-complex="8pt"/>
    </style:style>
    <style:style style:name="P43" style:family="paragraph" style:parent-style-name="Text_20_body">
      <style:paragraph-properties fo:margin-left="-0.139cm" fo:margin-right="-0.191cm" fo:text-align="start" style:justify-single-word="false" fo:text-indent="0cm" style:auto-text-indent="false"/>
      <style:text-properties fo:font-size="11pt" style:font-size-asian="11pt" style:font-size-complex="11pt"/>
    </style:style>
    <style:style style:name="P44" style:family="paragraph" style:parent-style-name="Text_20_body">
      <style:paragraph-properties fo:margin-left="-0.139cm" fo:margin-right="-0.191cm" fo:text-align="center" style:justify-single-word="false" fo:text-indent="0cm" style:auto-text-indent="false"/>
      <style:text-properties fo:color="#000000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="Times New Roman" fo:font-size="10pt" style:font-size-asian="10pt" style:language-asian="ru" style:country-asian="RU" style:font-size-complex="10pt" style:font-weight-complex="bold"/>
    </style:style>
    <style:style style:name="T2" style:family="text"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T3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size-complex="10pt" style:font-style-complex="itali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Tahoma" fo:font-size="9pt" fo:font-style="italic" style:font-size-asian="9pt" style:font-style-asian="italic" style:font-name-complex="Tahoma1" style:font-size-complex="9pt"/>
    </style:style>
    <style:style style:name="T6" style:family="text">
      <style:text-properties style:font-name="Tahoma" fo:font-size="9pt" fo:font-style="italic" fo:font-weight="normal" style:font-size-asian="9pt" style:font-style-asian="italic" style:font-weight-asian="normal" style:font-name-complex="Tahoma1" style:font-size-complex="9pt" style:font-weight-complex="normal"/>
    </style:style>
    <style:style style:name="T7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20">Бийск</text:p>
          </table:table-cell>
        </table:table-row>
        <table:table-row table:style-name="Таблица1.1">
          <table:table-cell table:style-name="Таблица1.A2" office:value-type="string">
            <text:p text:style-name="P22">(Министерство)</text:p>
          </table:table-cell>
          <table:table-cell table:style-name="Таблица1.B1" office:value-type="string">
            <text:p text:style-name="P5"/>
          </table:table-cell>
          <table:table-cell table:style-name="Таблица1.A2" office:value-type="string">
            <text:p text:style-name="P22">(город)</text:p>
          </table:table-cell>
        </table:table-row>
        <table:table-row table:style-name="Таблица1.1">
          <table:table-cell table:style-name="Таблица1.A1" office:value-type="string">
            <text:p text:style-name="P24">АО «Гипроив»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32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22">(Генподрядчик)</text:p>
          </table:table-cell>
          <table:table-cell table:style-name="Таблица1.B1" office:value-type="string">
            <text:p text:style-name="P5"/>
          </table:table-cell>
          <table:table-cell table:style-name="Таблица1.A2" office:value-type="string">
            <text:p text:style-name="P22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23">ООО «Востокэнергострой»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34">Реконструкция для создания производства октогена.</text:p>
            <text:p text:style-name="P21"><text:span text:style-name="T7">Пульт управления, лаборатория.</text:span> Здания 2227Д (Отопление и вентиляция. Автоматизация приточно-вытяжной вентиляции)</text:p>
          </table:table-cell>
        </table:table-row>
        <table:table-row table:style-name="Таблица1.1">
          <table:table-cell table:style-name="Таблица1.A2" office:value-type="string">
            <text:p text:style-name="P22">(монтажное управление)</text:p>
          </table:table-cell>
          <table:table-cell table:style-name="Таблица1.B1" office:value-type="string">
            <text:p text:style-name="P5"/>
          </table:table-cell>
          <table:table-cell table:style-name="Таблица1.A2" office:value-type="string">
            <text:p text:style-name="P22">(объект)</text:p>
          </table:table-cell>
        </table:table-row>
        <table:table-row table:style-name="Таблица1.1">
          <table:table-cell table:style-name="Таблица1.A5" office:value-type="string">
            <text:p text:style-name="P24">Электромонтажный участок № 1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24">01.10.2019г</text:p>
          </table:table-cell>
        </table:table-row>
        <table:table-row table:style-name="Таблица1.1">
          <table:table-cell table:style-name="Таблица1.A2" office:value-type="string">
            <text:p text:style-name="P22">(участок)</text:p>
          </table:table-cell>
          <table:table-cell table:style-name="Таблица1.B1" office:value-type="string">
            <text:p text:style-name="P5"/>
          </table:table-cell>
          <table:table-cell table:style-name="Таблица1.A2" office:value-type="string">
            <text:p text:style-name="P22">(дата)</text:p>
          </table:table-cell>
        </table:table-row>
      </table:table>
      <text:p text:style-name="P3"/>
      <text:p text:style-name="P3">АКТ ГОТОВНОСТИ СТРОИТЕЛЬНОЙ ЧАСТИ ПОМЕЩЕНИЙ (СООРУЖЕНИЙ) К ПРОИЗВОДСТВУ МОНТАЖНЫХ РАБОТ</text:p>
      <text:p text:style-name="P14"/>
      <text:p text:style-name="P14">Комиссия в составе: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43">Представитель застройщика или технического заказчика:</text:p>
          </table:table-cell>
        </table:table-row>
        <table:table-row table:style-name="Таблица2.2">
          <table:table-cell table:style-name="Таблица2.A2" office:value-type="string">
            <text:p text:style-name="P19"><text:span text:style-name="КОД"><text:span text:style-name="T6">Ведущий инженер ФКП "Бийский олеумный завод" <text:s/>Смирнов А. А., приказ №586 от 22.08.2017г</text:span></text:span><text:span text:style-name="КОД"><text:span text:style-name="T5">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44">(должность, фамилия, инициалы, реквизиты документа о представительстве)</text:p>
          </table:table-cell>
        </table:table-row>
        <table:table-row table:style-name="Таблица2.1">
          <table:table-cell table:style-name="Таблица2.A4" office:value-type="string">
            <text:p text:style-name="P43">Представитель лица, осуществляющего строительство: </text:p>
            <text:p text:style-name="P19"><text:span text:style-name="КОД"><text:span text:style-name="T6">Руководитель проекта АО "ГИПРОИВ" Кукушкин С.В. приказ № 2/2 от 30.03.2019г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44">(должность, фамилия, инициалы, реквизиты документа о представительстве)</text:p>
          </table:table-cell>
        </table:table-row>
        <table:table-row table:style-name="Таблица2.2">
          <table:table-cell table:style-name="Таблица2.A1" office:value-type="string">
            <text:p text:style-name="P43">Представитель лица, осуществляющего подготовку проектной документации:</text:p>
          </table:table-cell>
        </table:table-row>
        <table:table-row table:style-name="Таблица2.2">
          <table:table-cell table:style-name="Таблица2.A7" office:value-type="string">
            <text:p text:style-name="P19"><text:span text:style-name="КОД"><text:span text:style-name="T6">Главный инженер проекта АО "ГИПРОИВ" Вашурин М.В., приказ №48 от 16.07.2018</text:span></text:span></text:p>
          </table:table-cell>
        </table:table-row>
        <table:table-row table:style-name="Таблица2.1">
          <table:table-cell table:style-name="Таблица2.A8" office:value-type="string">
            <text:p text:style-name="P44">(должность, фамилия, инициалы, реквизиты документа о представительстве)</text:p>
          </table:table-cell>
        </table:table-row>
        <table:table-row table:style-name="Таблица2.9">
          <table:table-cell table:style-name="Таблица2.A2" office:value-type="string">
            <text:p text:style-name="P1"><text:span text:style-name="T4">освидетельствованию: </text:span><text:span text:style-name="КОД"><text:span text:style-name="T5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44">(должность, фамилия, инициалы, реквизиты документа о представительстве)</text:p>
          </table:table-cell>
        </table:table-row>
        <table:table-row table:style-name="Таблица2.11">
          <table:table-cell table:style-name="Таблица2.A1" office:value-type="string">
            <text:p text:style-name="P43">А также иные представители лиц, участвующих в освидетельствовании: </text:p>
          </table:table-cell>
        </table:table-row>
        <table:table-row table:style-name="Таблица2.12">
          <table:table-cell table:style-name="Таблица2.A1" office:value-type="string">
            <text:p text:style-name="P2"><text:span text:style-name="КОД"><text:span text:style-name="T5">Представитель технического надзора Заказчика от ООО "СЭК", <text:s text:c="78"/>приказ №06.СК/17 от 17.05.2017</text:span></text:span></text:p>
          </table:table-cell>
        </table:table-row>
        <table:table-row table:style-name="Таблица2.12">
          <table:table-cell table:style-name="Таблица2.A3" office:value-type="string">
            <text:p text:style-name="P44">(должность, фамилия, инициалы, реквизиты документа о представительстве)</text:p>
          </table:table-cell>
        </table:table-row>
      </table:table>
      <text:p text:style-name="P25">произвела осмотр помещений (сооружений), передаваемых для производства электромонтажных работ.</text:p>
      <text:p text:style-name="P36">1. Для производства работ по монтажу автоматизации приточно-вытяжных установок передаются:</text:p>
      <text:p text:style-name="P37">Помещений приточно-вытяжной вентиляции здания 2227Д</text:p>
      <text:p text:style-name="P29">(наименование помещений, сооружений)</text:p>
      <text:p text:style-name="P13"><text:span text:style-name="T2">2. Помещение (сооружения) выполнено по проекту </text:span><text:span text:style-name="T3"><text:s text:c="3"/>АО «Гипроив», <text:s text:c="3"/>«Реконструкция для создания производства октогена. </text:span></text:p>
      <text:p text:style-name="P15"><text:span text:style-name="T2">с учетом чертежей строительных зданий разработанных </text:span><text:span text:style-name="T3"><text:s/>АО «Гипроив», <text:s text:c="6"/></text:span><text:span text:style-name="T1">А-16947-2227Д-РД-ОВ</text:span></text:p>
      <text:p text:style-name="P29">(наименование проектной организации, № чертежей строительных зданий)</text:p>
      <text:p text:style-name="P36">Помещения (сооружения) выполнены по проекту с учетом строительных зданий и соответствует требованиям пп. 2.2.Е; 2.12 - 2.15; 2.17; 2,18; 2.20 - 2.26; 3.210 СНиП 3.05.06-85, СНиП 3.05.01-85, <text:s/>ПУЭ 7 изд.</text:p>
      <text:p text:style-name="P13"><text:span text:style-name="T2">Помещения (сооружения), перечисленные в п. 1 настоящего Акта пригодны для производства монтажных работ с «01</text:span><text:bookmark text:name="_GoBack"/><text:span text:style-name="T2">» Октября <text:s/>2019г.</text:span></text:p>
      <text:p text:style-name="P36">3. Недоделки, препятствующие началу электромонтажных работ, подлежат устранению в следующие сроки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38">№ п.п.</text:p>
          </table:table-cell>
          <table:table-cell table:style-name="Таблица3.A1" office:value-type="string">
            <text:p text:style-name="P39">Помещение (сооружение)</text:p>
          </table:table-cell>
          <table:table-cell table:style-name="Таблица3.A1" office:value-type="string">
            <text:p text:style-name="P41">Недоделки</text:p>
          </table:table-cell>
          <table:table-cell table:style-name="Таблица3.A1" office:value-type="string">
            <text:p text:style-name="P39">Сроки устранения</text:p>
          </table:table-cell>
          <table:table-cell table:style-name="Таблица3.A1" office:value-type="string">
            <text:p text:style-name="P42">Кто устраняет</text:p>
          </table:table-cell>
        </table:table-row>
        <table:table-row table:style-name="Таблица3.1">
          <table:table-cell table:style-name="Таблица3.A1" office:value-type="string">
            <text:p text:style-name="P33">1</text:p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40">отсутствуют</text:p>
          </table:table-cell>
          <table:table-cell table:style-name="Таблица3.A1" office:value-type="string">
            <text:p text:style-name="P17"/>
          </table:table-cell>
          <table:table-cell table:style-name="Таблица3.A1" office:value-type="string">
            <text:p text:style-name="P18"/>
          </table:table-cell>
        </table:table-row>
      </table:table>
      <text:p text:style-name="P36"><text:tab/><text:tab/><text:tab/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table:number-columns-spanned="2" office:value-type="string">
            <text:p text:style-name="P4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2">
          <table:table-cell table:style-name="Таблица4.A2" table:number-columns-spanned="2" office:value-type="string">
            <text:p text:style-name="P30">Ведущий инженер ФКП "Бийский олеумный завод" Смирнов А.А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ext:soft-page-break/>
        <table:table-row table:style-name="Таблица4.2">
          <table:table-cell table:style-name="Таблица4.A3" table:number-columns-spanned="2" office:value-type="string">
            <text:p text:style-name="P2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1">
          <table:table-cell table:style-name="Таблица4.A1" table:number-columns-spanned="3" office:value-type="string">
            <text:p text:style-name="P4"/>
            <text:p text:style-name="P4">Представитель лица, осуществляющего строительство</text:p>
          </table:table-cell>
          <table:covered-table-cell/>
          <table:covered-table-cell/>
          <table:table-cell table:style-name="Таблица4.A1" table:number-columns-spanned="2" office:value-type="string">
            <text:p text:style-name="P8"/>
          </table:table-cell>
          <table:covered-table-cell/>
        </table:table-row>
        <table:table-row table:style-name="Таблица4.2">
          <table:table-cell table:style-name="Таблица4.A2" table:number-columns-spanned="2" office:value-type="string">
            <text:p text:style-name="P30">Руководитель проекта АО "ГИПРОИВ" Кукушкин С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6">
          <table:table-cell table:style-name="Таблица4.A3" table:number-columns-spanned="2" office:value-type="string">
            <text:p text:style-name="P2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1">
          <table:table-cell table:style-name="Таблица4.A7" table:number-columns-spanned="4" office:value-type="string">
            <text:p text:style-name="P4">Представитель лица, осуществляющего подготовку проектной документации:</text:p>
          </table:table-cell>
          <table:covered-table-cell/>
          <table:covered-table-cell/>
          <table:covered-table-cell/>
          <table:table-cell table:style-name="Таблица4.A7" office:value-type="string">
            <text:p text:style-name="P9"/>
          </table:table-cell>
        </table:table-row>
        <table:table-row table:style-name="Таблица4.2">
          <table:table-cell table:style-name="Таблица4.A8" table:number-columns-spanned="2" office:value-type="string">
            <text:p text:style-name="P30">Главный инженер проекта АО "ГИПРОИВ" Вашурин М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2">
          <table:table-cell table:style-name="Таблица4.A1" table:number-columns-spanned="2" office:value-type="string">
            <text:p text:style-name="P2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1">
          <table:table-cell table:style-name="Таблица4.A1" table:number-columns-spanned="2" office:value-type="string">
            <text:p text:style-name="P4">Представитель лица, выполнившего работы, подлежащие освидетельствованию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2">
          <table:table-cell table:style-name="Таблица4.A2" table:number-columns-spanned="2" office:value-type="string">
            <text:p text:style-name="P30">Начальник строительства ООО "Востокэнергострой" <text:s/>Сапегин В.В.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2">
          <table:table-cell table:style-name="Таблица4.A3" table:number-columns-spanned="2" office:value-type="string">
            <text:p text:style-name="P2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1">
          <table:table-cell table:style-name="Таблица4.A7" office:value-type="string">
            <text:p text:style-name="P4">Представители иных лиц:</text:p>
          </table:table-cell>
          <table:table-cell table:style-name="Таблица4.A7" office:value-type="string">
            <text:p text:style-name="P31"> 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2">
          <table:table-cell table:style-name="Таблица4.A7" table:number-columns-spanned="2" office:value-type="string">
            <text:p text:style-name="P30">Представитель технического надзора Заказчика от ООО "СЭК" <text:s/>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Таблица4.2">
          <table:table-cell table:style-name="Таблица4.A3" table:number-columns-spanned="2" office:value-type="string">
            <text:p text:style-name="P28">(должность, фамилия, инициалы, подпись)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41</meta:editing-cycles>
    <meta:creation-date>2019-12-10T04:45:00</meta:creation-date>
    <dc:date>2020-07-03T11:15:07.82</dc:date>
    <meta:editing-duration>PT53S</meta:editing-duration>
    <meta:generator>OpenOffice/4.1.5$Win32 OpenOffice.org_project/415m1$Build-9789</meta:generator>
    <meta:document-statistic meta:table-count="4" meta:image-count="0" meta:object-count="0" meta:page-count="2" meta:paragraph-count="66" meta:word-count="377" meta:character-count="34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